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6.35cm" fo:min-width="8.2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1.123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6.4cm" svg:x="16.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6.6cm" svg:x="1.6cm" svg:y="4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4cm" svg:height="1.1cm" svg:x="4.1cm" svg:y="1.747cm">
          <draw:text-box>
            <text:p>ACREMSCOPE PI – PICO connection</text:p>
          </draw:text-box>
        </draw:frame>
        <draw:frame draw:style-name="gr4" draw:text-style-name="P2" draw:layer="layout" svg:width="3.5cm" svg:height="1.673cm" svg:x="6.5cm" svg:y="9.9cm">
          <draw:text-box>
            <text:p>GND P34 </text:p>
          </draw:text-box>
        </draw:frame>
        <draw:frame draw:style-name="gr5" draw:text-style-name="P2" draw:layer="layout" svg:width="8.1cm" svg:height="1.5cm" svg:x="3.3cm" svg:y="7cm">
          <draw:text-box>
            <text:p>UART RX P10 GPIO15</text:p>
          </draw:text-box>
        </draw:frame>
        <draw:frame draw:style-name="gr6" draw:text-style-name="P2" draw:layer="layout" svg:width="11.4cm" svg:height="1.373cm" svg:x="3.7cm" svg:y="6.027cm">
          <draw:text-box>
            <text:p>UART TX P8 GPIO14</text:p>
          </draw:text-box>
        </draw:frame>
        <draw:frame draw:style-name="gr7" draw:text-style-name="P2" draw:layer="layout" svg:width="1.7cm" svg:height="1.2cm" svg:x="5.1cm" svg:y="3.4cm">
          <draw:text-box>
            <text:p>PI</text:p>
          </draw:text-box>
        </draw:frame>
        <draw:frame draw:style-name="gr8" draw:text-style-name="P2" draw:layer="layout" svg:width="6.115cm" svg:height="1.3cm" svg:x="16.3cm" svg:y="6cm">
          <draw:text-box>
            <text:p>UART0 TX P1 GP 0</text:p>
          </draw:text-box>
        </draw:frame>
        <draw:frame draw:style-name="gr4" draw:text-style-name="P2" draw:layer="layout" svg:width="6.215cm" svg:height="1.673cm" svg:x="16.4cm" svg:y="6.927cm">
          <draw:text-box>
            <text:p>UART0 RX P2 GP 1</text:p>
          </draw:text-box>
        </draw:frame>
        <draw:frame draw:style-name="gr9" draw:text-style-name="P2" draw:layer="layout" svg:width="2.9cm" svg:height="1.4cm" svg:x="19.1cm" svg:y="3.407cm">
          <draw:text-box>
            <text:p>PICO</text:p>
          </draw:text-box>
        </draw:frame>
        <draw:line draw:style-name="gr10" draw:text-style-name="P3" draw:layer="layout" svg:x1="10.3cm" svg:y1="10.5cm" svg:x2="16.2cm" svg:y2="10.5cm">
          <text:p/>
        </draw:line>
        <draw:line draw:style-name="gr10" draw:text-style-name="P3" draw:layer="layout" svg:x1="10.3cm" svg:y1="6.6cm" svg:x2="12.4cm" svg:y2="6.6cm">
          <text:p/>
        </draw:line>
        <draw:line draw:style-name="gr10" draw:text-style-name="P3" draw:layer="layout" svg:x1="10.3cm" svg:y1="7.5cm" svg:x2="12.4cm" svg:y2="7.5cm">
          <text:p/>
        </draw:line>
        <draw:line draw:style-name="gr10" draw:text-style-name="P3" draw:layer="layout" svg:x1="10.3cm" svg:y1="9.5cm" svg:x2="16.2cm" svg:y2="9.4cm">
          <text:p/>
        </draw:line>
        <draw:frame draw:style-name="gr3" draw:text-style-name="P2" draw:layer="layout" svg:width="4.4cm" svg:height="1.1cm" svg:x="16.254cm" svg:y="8.945cm">
          <draw:text-box>
            <text:p>VSYS P39</text:p>
          </draw:text-box>
        </draw:frame>
        <draw:frame draw:style-name="gr11" draw:text-style-name="P2" draw:layer="layout" svg:width="3.7cm" svg:height="0.962cm" svg:x="16.285cm" svg:y="10.038cm">
          <draw:text-box>
            <text:p>GND P18</text:p>
          </draw:text-box>
        </draw:frame>
        <draw:line draw:style-name="gr10" draw:text-style-name="P3" draw:layer="layout" svg:x1="11.9cm" svg:y1="9.1cm" svg:x2="11.9cm" svg:y2="9.8cm">
          <text:p/>
        </draw:line>
        <draw:line draw:style-name="gr10" draw:text-style-name="P3" draw:layer="layout" svg:x1="11.3cm" svg:y1="9.2cm" svg:x2="11.3cm" svg:y2="9.7cm">
          <text:p/>
        </draw:line>
        <draw:line draw:style-name="gr10" draw:text-style-name="P3" draw:layer="layout" svg:x1="11.3cm" svg:y1="9.2cm" svg:x2="11.9cm" svg:y2="9.5cm">
          <text:p/>
        </draw:line>
        <draw:line draw:style-name="gr10" draw:text-style-name="P3" draw:layer="layout" svg:x1="11.3cm" svg:y1="9.7cm" svg:x2="11.9cm" svg:y2="9.5cm">
          <text:p/>
        </draw:line>
        <draw:line draw:style-name="gr10" draw:text-style-name="P3" draw:layer="layout" svg:x1="14.1cm" svg:y1="6.5cm" svg:x2="16.2cm" svg:y2="6.5cm">
          <text:p/>
        </draw:line>
        <draw:line draw:style-name="gr10" draw:text-style-name="P3" draw:layer="layout" svg:x1="14.1cm" svg:y1="7.5cm" svg:x2="16.2cm" svg:y2="7.5cm">
          <text:p/>
        </draw:line>
        <draw:line draw:style-name="gr10" draw:text-style-name="P3" draw:layer="layout" svg:x1="12.4cm" svg:y1="6.6cm" svg:x2="14.2cm" svg:y2="7.5cm">
          <text:p/>
        </draw:line>
        <draw:line draw:style-name="gr10" draw:text-style-name="P3" draw:layer="layout" svg:x1="12.4cm" svg:y1="7.5cm" svg:x2="14.1cm" svg:y2="6.5cm">
          <text:p/>
        </draw:line>
        <draw:frame draw:style-name="gr12" draw:text-style-name="P2" draw:layer="layout" svg:width="2.985cm" svg:height="1cm" svg:x="7.207cm" svg:y="8.9cm">
          <draw:text-box>
            <text:p>5V P4 </text:p>
          </draw:text-box>
        </draw:frame>
        <draw:frame draw:style-name="gr12" draw:text-style-name="P2" draw:layer="layout" svg:width="7.285cm" svg:height="1cm" svg:x="9.715cm" svg:y="13.1cm">
          <draw:text-box>
            <text:p>1N5817 Schottky Diod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6T11:14:09.052690604</meta:creation-date>
    <dc:date>2021-08-23T13:07:01.301211517</dc:date>
    <meta:editing-duration>PT36M24S</meta:editing-duration>
    <meta:editing-cycles>8</meta:editing-cycles>
    <meta:generator>LibreOffice/6.0.7.3$Linux_X86_64 LibreOffice_project/00m0$Build-3</meta:generator>
    <meta:document-statistic meta:object-count="26"/>
  </office:meta>
</office:document-meta>
</file>